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1eda87" officeooo:paragraph-rsid="001eda87"/>
    </style:style>
    <style:style style:name="P2" style:family="paragraph" style:parent-style-name="Text_20_body">
      <style:text-properties officeooo:rsid="001eda87" officeooo:paragraph-rsid="001eda87"/>
    </style:style>
    <style:style style:name="P3" style:family="paragraph" style:parent-style-name="Footnote">
      <style:text-properties officeooo:rsid="001eebbb" officeooo:paragraph-rsid="001eebbb"/>
    </style:style>
    <style:style style:name="P4" style:family="paragraph" style:parent-style-name="Text_20_body">
      <style:text-properties officeooo:rsid="001eebbb" officeooo:paragraph-rsid="001eebbb"/>
    </style:style>
    <style:style style:name="P5" style:family="paragraph" style:parent-style-name="Text_20_body">
      <style:text-properties officeooo:rsid="0021792f" officeooo:paragraph-rsid="0021792f"/>
    </style:style>
    <style:style style:name="P6" style:family="paragraph" style:parent-style-name="Text_20_body">
      <style:text-properties officeooo:rsid="0021fc17" officeooo:paragraph-rsid="0021fc17"/>
    </style:style>
    <style:style style:name="P7" style:family="paragraph" style:parent-style-name="Heading_20_1">
      <style:text-properties officeooo:rsid="001eda87" officeooo:paragraph-rsid="001eda87"/>
    </style:style>
    <style:style style:name="P8" style:family="paragraph" style:parent-style-name="Heading_20_1">
      <style:text-properties officeooo:rsid="001eebbb" officeooo:paragraph-rsid="001eebbb"/>
    </style:style>
    <style:style style:name="P9" style:family="paragraph" style:parent-style-name="Heading_20_2">
      <style:text-properties officeooo:rsid="001eebbb" officeooo:paragraph-rsid="001eebbb"/>
    </style:style>
    <style:style style:name="P10" style:family="paragraph" style:parent-style-name="Heading_20_2">
      <style:text-properties officeooo:paragraph-rsid="001eda87"/>
    </style:style>
    <style:style style:name="P11" style:family="paragraph" style:parent-style-name="Heading_20_2">
      <style:text-properties officeooo:rsid="001eda87" officeooo:paragraph-rsid="001eda87"/>
    </style:style>
    <style:style style:name="T1" style:family="text">
      <style:text-properties officeooo:rsid="001eda87"/>
    </style:style>
    <style:style style:name="T2" style:family="text">
      <style:text-properties officeooo:rsid="001eebbb"/>
    </style:style>
    <style:style style:name="T3" style:family="text">
      <style:text-properties fo:font-style="normal" style:font-style-asian="normal" style:font-style-complex="normal"/>
    </style:style>
    <style:style style:name="T4" style:family="text">
      <style:text-properties fo:font-style="normal" officeooo:rsid="0021792f" style:font-style-asian="normal" style:font-style-complex="normal"/>
    </style:style>
    <style:style style:name="T5" style:family="text">
      <style:text-properties officeooo:rsid="002014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ith STYLEREF, many things are possible</text:h>
      <text:p text:style-name="P2">STYLEREF is a LibreOffice field type, created for compatibility with <text:a xlink:type="simple" xlink:href="https://support.microsoft.com/en-us/office/field-codes-styleref-field-4ad557c2-c8ab-48ba-8fe3-901d0a5775d0" text:style-name="Internet_20_link" text:visited-style-name="Visited_20_Internet_20_Link">the same field in Microsoft Word</text:a>. STYLEREFs are very flexible because they allow you to refer to things nearby in the document, no matter where you are placed</text:p>
      <text:h text:style-name="P7" text:outline-level="1">STYLEREF <text:span text:style-name="T2">in different locations</text:span></text:h>
      <text:p text:style-name="P4">STYLEREF “searches” elements in order, and refers to the first one it finds which matches the set style. STYLEREF will search in different ways depending on where it is placed in the document.</text:p>
      <text:h text:style-name="P9" text:outline-level="2">In document text</text:h>
      <text:p text:style-name="P4">Ordinary document text is the simplest search type for a STYLEREF field. When you place a STYLEREF in text, it will first look at all paragraphs going up to the top of the document. If it reaches the top without finding anything, it will look at all paragraphs going down.</text:p>
      <text:p text:style-name="P4">As an example, this STYLEREF field referring to a level 2 heading will always search up and find the “In document text” section, despite being “closer” to the “In footnotes” section</text:p>
      <text:p text:style-name="P4">STYLEREF: <loext:style-ref text:reference-format="text" text:ref-name="Heading 2">In document text</loext:style-ref></text:p>
      <text:h text:style-name="P9" text:outline-level="2">In footnotes</text:h>
      <text:p text:style-name="P4">When you put a STYLEREF in a footnote, rather than referring to anything in the “footnotes” section the field will act as if it were placed wherever your footnote is referred to in the document. Other than that, it will search as if it were in ordinary document text.<text:note text:id="ftn1" text:note-class="footnote"><text:note-citation>1</text:note-citation><text:note-body><text:p text:style-name="P3">This STYLEREF refers to “In footnotes”, despite the fact that if it didn’t search from the reference mark it would get “In marginals”: <loext:style-ref text:reference-format="text" text:ref-name="Heading 2">In footnotes</loext:style-ref></text:p></text:note-body></text:note></text:p>
      <text:h text:style-name="P9" text:outline-level="2">In marginals</text:h>
      <text:p text:style-name="P2">A marginal is a header or a footer. When in a marginal, STYLEREF behaves a little differently to how it does in regular document text. Instead of searching up from itself to the top of the document then down to the bottom of the document, STYLEREF searches the current page from top-to-bottom first before searching up from the top of the page then down from the bottom of the page. This allows you to more easily refer to styles on the same page, for example you could have a header and a footer that both showed you what heading the page was “from”.</text:p>
      <text:h text:style-name="Heading_20_1" text:outline-level="1"><text:soft-page-break/>Field flags</text:h>
      <text:h text:style-name="P10" text:outline-level="2"><text:span text:style-name="T1">The search </text:span><text:span text:style-name="T2">from bottom to top</text:span><text:span text:style-name="T1"> flag</text:span></text:h>
      <text:p text:style-name="P4">Normally, STYLEREF searches the top first and goes down below if it doesn’t find anything. This flag swaps those around, so STYLEREF will search below it first and then up.</text:p>
      <text:p text:style-name="P6"><text:span text:style-name="T4">T</text:span><text:span text:style-name="T3">he search from bottom to top flag only acts on marginals, and only on the current page. This means that if it doesn’t find anything after searching from bottom to top on the current page, it’ll continue searching up.</text:span></text:p>
      <text:h text:style-name="P11" text:outline-level="2">The hide non-numerical characters flag</text:h>
      <text:p text:style-name="P5">The “hide non-numerical characters” flag is intended to be used alongside chapter field references to remove extra text (e.g. the “Part” headings we have everywhere), however there is nothing stopping you from using it on any content you like.</text:p>
      <text:p text:style-name="P5">When used, it changes the text so that anything that is neither a number nor a piece of punctuation commonly used as a delimiter (e.g. “.”, “,”, “-”, etc.) is removed. That allows you to get clean paragraph/chapter numbers without worrying about any extra text you put in.</text:p>
      <text:h text:style-name="P8" text:outline-level="1">Thank you!</text:h>
      <text:p text:style-name="P4">Thank you for reading this document, it’s simply a QA document so I’m surprised anyone is :). That being said, my time is not wasted because I’m going to adapt this information for a help page- <text:span text:style-name="T5">you’ve just found the first draf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Part %1%:" style:num-prefix="Part " style:num-suffix=":" style:num-format="1">
        <style:list-level-properties text:list-level-position-and-space-mode="label-alignment">
          <style:list-level-label-alignment text:label-followed-by="listtab"/>
        </style:list-level-properties>
      </text:outline-level-style>
      <text:outline-level-style text:level="2" loext:num-list-format="Part %1%.%2%:" style:num-prefix="Part " style:num-suffix=":" style:num-format="1" text:display-levels="2">
        <style:list-level-properties text:list-level-position-and-space-mode="label-alignment">
          <style:list-level-label-alignment text:label-followed-by="listtab"/>
        </style:list-level-properties>
      </text:outline-level-style>
      <text:outline-level-style text:level="3" loext:num-list-format="Part %1%.%2%.%3%:" style:num-prefix="Part " style:num-suffix=":" style:num-format="1" text:display-levels="3">
        <style:list-level-properties text:list-level-position-and-space-mode="label-alignment">
          <style:list-level-label-alignment text:label-followed-by="listtab"/>
        </style:list-level-properties>
      </text:outline-level-style>
      <text:outline-level-style text:level="4" loext:num-list-format="Part %1%.%2%.%3%.%4%:" style:num-prefix="Part " style:num-suffix=":" style:num-format="1" text:display-levels="4">
        <style:list-level-properties text:list-level-position-and-space-mode="label-alignment">
          <style:list-level-label-alignment text:label-followed-by="listtab"/>
        </style:list-level-properties>
      </text:outline-level-style>
      <text:outline-level-style text:level="5" loext:num-list-format="Part %1%.%2%.%3%.%4%.%5%:" style:num-prefix="Part " style:num-suffix=":" style:num-format="1" text:display-levels="5">
        <style:list-level-properties text:list-level-position-and-space-mode="label-alignment">
          <style:list-level-label-alignment text:label-followed-by="listtab"/>
        </style:list-level-properties>
      </text:outline-level-style>
      <text:outline-level-style text:level="6" loext:num-list-format="Part %1%.%2%.%3%.%4%.%5%.%6%:" style:num-prefix="Part " style:num-suffix=":" style:num-format="1" text:display-levels="6">
        <style:list-level-properties text:list-level-position-and-space-mode="label-alignment">
          <style:list-level-label-alignment text:label-followed-by="listtab"/>
        </style:list-level-properties>
      </text:outline-level-style>
      <text:outline-level-style text:level="7" loext:num-list-format="Part %1%.%2%.%3%.%4%.%5%.%6%.%7%:" style:num-prefix="Part " style:num-suffix=":" style:num-format="1" text:display-levels="7">
        <style:list-level-properties text:list-level-position-and-space-mode="label-alignment">
          <style:list-level-label-alignment text:label-followed-by="listtab"/>
        </style:list-level-properties>
      </text:outline-level-style>
      <text:outline-level-style text:level="8" loext:num-list-format="Part %1%.%2%.%3%.%4%.%5%.%6%.%7%.%8%:" style:num-prefix="Part " style:num-suffix=":" style:num-format="1" text:display-levels="8">
        <style:list-level-properties text:list-level-position-and-space-mode="label-alignment">
          <style:list-level-label-alignment text:label-followed-by="listtab"/>
        </style:list-level-properties>
      </text:outline-level-style>
      <text:outline-level-style text:level="9" loext:num-list-format="Part %1%.%2%.%3%.%4%.%5%.%6%.%7%.%8%.%9%:" style:num-prefix="Part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Part %1%.%2%.%3%.%4%.%5%.%6%.%7%.%8%.%9%.%10%:" style:num-prefix="Part "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eda87" officeooo:paragraph-rsid="001eda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 this page: from <loext:style-ref text:reference-format="number-all-superior" text:ref-name="Heading 1" loext:reference-hide-non-numerical="true">3:</loext:style-ref><text:s/><loext:style-ref text:reference-format="text" text:ref-name="Heading 1">Field flags</loext:style-ref><text:s/>to <loext:style-ref text:reference-format="number-all-superior" text:ref-name="Heading 1" loext:reference-from-bottom="true" loext:reference-hide-non-numerical="true">4:</loext:style-ref><text:s/><loext:style-ref text:reference-format="text" text:ref-name="Heading 1" loext:reference-from-bottom="true">Thank you!</loext:style-ref></text:p>
      </style:header>
      <style:footer>
        <text:p text:style-name="MP1">On this page: from <loext:style-ref text:reference-format="number-all-superior" text:ref-name="Heading 1" loext:reference-hide-non-numerical="true">3:</loext:style-ref><text:s/><loext:style-ref text:reference-format="text" text:ref-name="Heading 1">Field flags</loext:style-ref><text:s/>to <loext:style-ref text:reference-format="number-all-superior" text:ref-name="Heading 1" loext:reference-from-bottom="true" loext:reference-hide-non-numerical="true">4:</loext:style-ref><text:s/><loext:style-ref text:reference-format="text" text:ref-name="Heading 1" loext:reference-from-bottom="true">Thank you!</loext:style-ref></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15:29:33.807958123</meta:creation-date>
    <dc:date>2023-10-24T17:19:15.098239113</dc:date>
    <meta:editing-duration>PT35M36S</meta:editing-duration>
    <meta:editing-cycles>6</meta:editing-cycles>
    <meta:generator>Collabora_OfficeDev/23.05.5.1$Linux_X86_64 LibreOffice_project/a3e25bee41012268995ce1b9ce878d2bd790bce0</meta:generator>
    <meta:document-statistic meta:table-count="0" meta:image-count="0" meta:object-count="0" meta:page-count="2" meta:paragraph-count="24" meta:word-count="611" meta:character-count="3420" meta:non-whitespace-character-count="2842"/>
  </office:meta>
</office:document-meta>
</file>